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aladea" fo:font-size="12pt" fo:language="en" fo:country="none" fo:font-style="italic" fo:font-weight="normal" style:font-size-asian="12pt" style:font-style-asian="italic" style:font-weight-asian="normal" style:font-style-complex="italic"/>
    </style:style>
    <style:style style:name="P2" style:family="paragraph" style:parent-style-name="Standard">
      <style:text-properties style:font-name="Caladea" fo:font-size="12pt" fo:language="en" fo:country="none" fo:font-style="italic" fo:font-weight="bold" style:font-size-asian="12pt" style:font-style-asian="italic" style:font-weight-asian="bold" style:font-style-complex="italic"/>
    </style:style>
    <style:style style:name="P3" style:family="paragraph" style:parent-style-name="Standard">
      <style:text-properties style:font-name="Caladea" fo:font-size="12pt" fo:language="en" fo:country="none" fo:font-style="italic" fo:font-weight="bold" officeooo:rsid="000c07c8" officeooo:paragraph-rsid="000c07c8" style:font-size-asian="12pt" style:font-style-asian="italic" style:font-weight-asian="bold" style:font-style-complex="italic"/>
    </style:style>
    <style:style style:name="P4" style:family="paragraph" style:parent-style-name="Standard">
      <style:text-properties style:font-name="Caladea" fo:font-size="12pt" fo:language="en" fo:country="none" fo:font-style="italic" fo:font-weight="bold" officeooo:rsid="000c7522" officeooo:paragraph-rsid="000c7522" style:font-size-asian="12pt" style:font-style-asian="italic" style:font-weight-asian="bold" style:font-style-complex="italic"/>
    </style:style>
    <style:style style:name="P5" style:family="paragraph" style:parent-style-name="Standard">
      <style:text-properties style:font-name="Caladea" fo:font-size="12pt" fo:language="en" fo:country="none" fo:font-style="italic" fo:font-weight="bold" officeooo:paragraph-rsid="000c7522" style:font-size-asian="12pt" style:font-style-asian="italic" style:font-weight-asian="bold" style:font-style-complex="italic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style:font-name="Caladea" fo:font-style="italic" style:font-style-asian="italic" style:font-style-complex="italic"/>
    </style:style>
    <style:style style:name="P7" style:family="paragraph" style:parent-style-name="Standard" style:master-page-name="Standard">
      <style:paragraph-properties style:page-number="auto"/>
      <style:text-properties style:font-name="Caladea" fo:font-size="12pt" fo:language="en" fo:country="none" fo:font-style="italic" fo:font-weight="bold" officeooo:rsid="001262e4" officeooo:paragraph-rsid="001262e4" style:font-size-asian="12pt" style:font-style-asian="italic" style:font-weight-asian="bold" style:font-style-complex="italic"/>
    </style:style>
    <style:style style:name="T1" style:family="text">
      <style:text-properties officeooo:rsid="000c75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4">Commands:</text:p>
      <text:p text:style-name="P3"/>
      <text:p text:style-name="P5"><text:span text:style-name="T1">1.</text:span>IFCONFIG</text:p>
      <text:p text:style-name="P1"/>
      <text:p text:style-name="P1">DESCRIPTION</text:p>
      <text:p text:style-name="P1"><text:s text:c="4"/><text:tab/> <text:s text:c="2"/>Ifconfig is used to configure the kernel-resident <text:s/>network <text:s/>interfaces.</text:p>
      <text:p text:style-name="P1"><text:s text:c="7"/>It is used at boot time to set up interfaces as necessary. <text:s/>After that,</text:p>
      <text:p text:style-name="P1"><text:s text:c="7"/>it is usually only needed when <text:s/>debugging <text:s/>or <text:s/>when <text:s/>system <text:s/>tuning <text:s/>is</text:p>
      <text:p text:style-name="P1"><text:s text:c="7"/>needed.</text:p>
      <text:p text:style-name="P1"/>
      <text:p text:style-name="P1">OUTPUT:</text:p>
      <text:p text:style-name="P1">ccoew@localhost ~]$ ifconfig</text:p>
      <text:p text:style-name="P1">enp0s25: flags=4163&lt;UP,BROADCAST,RUNNING,MULTICAST&gt; <text:s/>mtu 1500</text:p>
      <text:p text:style-name="P1"><text:s text:c="8"/>inet 172.16.27.102 <text:s/>netmask 255.255.254.0 <text:s/>broadcast 172.16.27.255</text:p>
      <text:p text:style-name="P1"><text:s text:c="8"/>inet6 fe80::6764:9a21:18ae:378b <text:s/>prefixlen 64 <text:s/>scopeid 0x20&lt;link&gt;</text:p>
      <text:p text:style-name="P1"><text:s text:c="8"/>ether 00:22:4d:ae:22:00 <text:s/>txqueuelen 1000 <text:s/>(Ethernet)</text:p>
      <text:p text:style-name="P1"><text:s text:c="8"/>RX packets 62988 <text:s/>bytes 37015304 (35.3 MiB)</text:p>
      <text:p text:style-name="P1"><text:s text:c="8"/>RX errors 0 <text:s/>dropped 0 <text:s/>overruns 0 <text:s/>frame 0</text:p>
      <text:p text:style-name="P1"><text:s text:c="8"/>TX packets 16255 <text:s/>bytes 1121312 (1.0 MiB)</text:p>
      <text:p text:style-name="P1"><text:s text:c="8"/>TX errors 0 <text:s/>dropped 0 overruns 0 <text:s/>carrier 0 <text:s/>collisions 0</text:p>
      <text:p text:style-name="P1"><text:s text:c="8"/>device interrupt 20 <text:s/>memory 0xf7c00000-f7c20000 <text:s/></text:p>
      <text:p text:style-name="P1"/>
      <text:p text:style-name="P1">lo: flags=73&lt;UP,LOOPBACK,RUNNING&gt; <text:s/>mtu 65536</text:p>
      <text:p text:style-name="P1"><text:s text:c="8"/>inet 127.0.0.1 <text:s/>netmask 255.0.0.0</text:p>
      <text:p text:style-name="P1"><text:s text:c="8"/>inet6 ::1 <text:s/>prefixlen 128 <text:s/>scopeid 0x10&lt;host&gt;</text:p>
      <text:p text:style-name="P1"><text:s text:c="8"/>loop <text:s/>txqueuelen 1 <text:s/>(Local Loopback)</text:p>
      <text:p text:style-name="P1"><text:s text:c="8"/>RX packets 84 <text:s/>bytes 8004 (7.8 KiB)</text:p>
      <text:p text:style-name="P1"><text:s text:c="8"/>RX errors 0 <text:s/>dropped 0 <text:s/>overruns 0 <text:s/>frame 0</text:p>
      <text:p text:style-name="P1"><text:s text:c="8"/>TX packets 84 <text:s/>bytes 8004 (7.8 KiB)</text:p>
      <text:p text:style-name="P1"><text:s text:c="8"/>TX errors 0 <text:s/>dropped 0 overruns 0 <text:s/>carrier 0 <text:s/>collisions 0</text:p>
      <text:p text:style-name="P1"/>
      <text:p text:style-name="P1"/>
      <text:p text:style-name="P2">2.</text:p>
      <text:p text:style-name="P2">PING(8) <text:s text:c="15"/>System Manager's Manual: iputils <text:s text:c="15"/>PING(8)</text:p>
      <text:p text:style-name="P1"/>
      <text:p text:style-name="P1">NAME</text:p>
      <text:p text:style-name="P1"><text:s text:c="7"/>ping - send ICMP ECHO_REQUEST to network hosts</text:p>
      <text:p text:style-name="P1"/>
      <text:p text:style-name="P1">SYNOPSIS</text:p>
      <text:p text:style-name="P1"><text:s text:c="7"/>ping [-aAbBdDfhLnOqrRUvV46] [-c count] [-F flowlabel] [-i interval] [-I</text:p>
      <text:p text:style-name="P1"><text:s text:c="7"/>interface] [-l <text:s/>preload] <text:s/>[-m <text:s/>mark] <text:s/>[-M <text:s/>pmtudisc_option] <text:s/>[-N <text:s/>node‐</text:p>
      <text:p text:style-name="P1"><text:s text:c="7"/>info_option] [-w deadline] [-W timeout] [-p pattern] [-Q tos] [-s pack‐</text:p>
      <text:p text:style-name="P1"><text:soft-page-break/><text:s text:c="7"/>etsize] [-S sndbuf] [-t ttl] [-T timestamp option] [hop <text:s/>...] <text:s/>destina‐</text:p>
      <text:p text:style-name="P1"><text:s text:c="7"/>tion</text:p>
      <text:p text:style-name="P1"/>
      <text:p text:style-name="P1">DESCRIPTION</text:p>
      <text:p text:style-name="P1"><text:s text:c="7"/>ping uses the ICMP protocol's mandatory ECHO_REQUEST datagram to elicit</text:p>
      <text:p text:style-name="P1"><text:s text:c="7"/>an ICMP ECHO_RESPONSE from a host or gateway. <text:s text:c="2"/>ECHO_REQUEST <text:s/>datagrams</text:p>
      <text:p text:style-name="P1"><text:s text:c="7"/>(``pings'') <text:s/>have <text:s/>an <text:s/>IP and ICMP header, followed by a struct timeval</text:p>
      <text:p text:style-name="P1"><text:s text:c="7"/>and then an arbitrary number of ``pad'' bytes <text:s/>used <text:s/>to <text:s/>fill <text:s/>out <text:s/>the</text:p>
      <text:p text:style-name="P1"><text:s text:c="7"/>packet.</text:p>
      <text:p text:style-name="P1"/>
      <text:p text:style-name="P1">Output:</text:p>
      <text:p text:style-name="P1">[ccoew@localhost ~]$ ping 172.16.27.110</text:p>
      <text:p text:style-name="P1">PING 172.16.27.110 (172.16.27.110) 56(84) bytes of data.</text:p>
      <text:p text:style-name="P1">64 bytes from 172.16.27.110: icmp_seq=1 ttl=64 time=0.503 ms</text:p>
      <text:p text:style-name="P1">64 bytes from 172.16.27.110: icmp_seq=2 ttl=64 time=0.262 ms</text:p>
      <text:p text:style-name="P1">64 bytes from 172.16.27.110: icmp_seq=3 ttl=64 time=0.290 ms</text:p>
      <text:p text:style-name="P1">64 bytes from 172.16.27.110: icmp_seq=12 ttl=64 time=0.215 ms</text:p>
      <text:p text:style-name="P1">64 bytes from 172.16.27.110: icmp_seq=13 ttl=64 time=0.372 ms</text:p>
      <text:p text:style-name="P1">^C</text:p>
      <text:p text:style-name="P1">--- 172.16.27.110 ping statistics ---</text:p>
      <text:p text:style-name="P1">22 packets transmitted, 22 received, 0% packet loss, time 21000ms</text:p>
      <text:p text:style-name="P1">rtt min/avg/max/mdev = 0.213/0.271/0.503/0.065 ms</text:p>
      <text:p text:style-name="P1"/>
      <text:p text:style-name="P1"/>
      <text:p text:style-name="P2">3.</text:p>
      <text:p text:style-name="P2">TRACEROUTE(8) <text:s text:c="9"/></text:p>
      <text:p text:style-name="P1"/>
      <text:p text:style-name="P1">NAME</text:p>
      <text:p text:style-name="P1"><text:s text:c="7"/>traceroute - print the route packets trace to network host</text:p>
      <text:p text:style-name="P1"/>
      <text:p text:style-name="P1"/>
      <text:p text:style-name="P1">DESCRIPTION</text:p>
      <text:p text:style-name="P1"><text:s text:c="7"/>traceroute <text:s/>tracks <text:s/>the route packets taken from an IP network on their</text:p>
      <text:p text:style-name="P1"><text:s text:c="7"/>way to a given host. It utilizes the IP protocol's time to <text:s/>live <text:s/>(TTL)</text:p>
      <text:p text:style-name="P1"><text:s text:c="7"/>field <text:s/>and <text:s/>attempts to elicit an ICMP TIME_EXCEEDED response from each</text:p>
      <text:p text:style-name="P1"><text:s text:c="7"/>gateway along the path to the host.</text:p>
      <text:p text:style-name="P1"><text:s text:c="3"/></text:p>
      <text:p text:style-name="P1">OUTPUT:</text:p>
      <text:p text:style-name="P1">[ccoew@localhost ~]$ traceroute 172.16.27.110</text:p>
      <text:p text:style-name="P1">traceroute to 172.16.27.110 (172.16.27.110), 30 hops max, 60 byte packets</text:p>
      <text:p text:style-name="P1"><text:s/>1 <text:s/>172.16.27.110 (172.16.27.110) <text:s/>0.231 ms <text:s/>0.213 ms <text:s/>0.205 ms</text:p>
      <text:p text:style-name="P1"/>
      <text:p text:style-name="P1"/>
      <text:p text:style-name="P2">4.</text:p>
      <text:p text:style-name="P2"><text:soft-page-break/>HOSTNAME</text:p>
      <text:p text:style-name="P1"/>
      <text:p text:style-name="P1">NAME</text:p>
      <text:p text:style-name="P1"><text:s text:c="7"/>hostname - show or set the system's host name</text:p>
      <text:p text:style-name="P1"><text:s text:c="7"/>domainname - show or set the system's NIS/YP domain name</text:p>
      <text:p text:style-name="P1"><text:s text:c="7"/>ypdomainname - show or set the system's NIS/YP domain name</text:p>
      <text:p text:style-name="P1"><text:s text:c="7"/>nisdomainname - show or set the system's NIS/YP domain name</text:p>
      <text:p text:style-name="P1"><text:s text:c="7"/>dnsdomainname - show the system's DNS domain name</text:p>
      <text:p text:style-name="P1"/>
      <text:p text:style-name="P1">DESCRIPTION</text:p>
      <text:p text:style-name="P1"><text:s text:c="7"/>Hostname is used to display the system's DNS name, and <text:s/>to <text:s/>display <text:s/>or</text:p>
      <text:p text:style-name="P1"><text:s text:c="7"/>set its hostname or NIS domain name.</text:p>
      <text:p text:style-name="P1"/>
      <text:p text:style-name="P1"><text:s text:c="3"/>GET NAME</text:p>
      <text:p text:style-name="P1"><text:s text:c="7"/>When <text:s/>called <text:s/>without <text:s/>any <text:s/>arguments, the program displays the current</text:p>
      <text:p text:style-name="P1"><text:s text:c="7"/>names:</text:p>
      <text:p text:style-name="P1"/>
      <text:p text:style-name="P1">Output:</text:p>
      <text:p text:style-name="P1">[ccoew@localhost ~]$ hostname</text:p>
      <text:p text:style-name="P1">localhost.localdomain</text:p>
      <text:p text:style-name="P1"/>
      <text:p text:style-name="P2"/>
      <text:p text:style-name="P2">5.</text:p>
      <text:p text:style-name="P2">NETSTAT(8)</text:p>
      <text:p text:style-name="P1"/>
      <text:p text:style-name="P1">NAME</text:p>
      <text:p text:style-name="P1"><text:s text:c="7"/>netstat <text:s/>- Print network connections, routing tables, interface statis‐</text:p>
      <text:p text:style-name="P1"><text:s text:c="7"/>tics, masquerade connections, and multicast memberships</text:p>
      <text:p text:style-name="P1"/>
      <text:p text:style-name="P1">NOTES</text:p>
      <text:p text:style-name="P1"><text:s text:c="7"/>This <text:s/>program <text:s/>is <text:s/>mostly <text:s/>obsolete. <text:s text:c="2"/>Replacement <text:s/>for <text:s/>netstat is ss.</text:p>
      <text:p text:style-name="P1"><text:s text:c="7"/>Replacement for netstat -r is ip route. <text:s/>Replacement for netstat -i <text:s/>is</text:p>
      <text:p text:style-name="P1"><text:s text:c="7"/>ip -s link. <text:s/>Replacement for netstat -g is ip maddr.</text:p>
      <text:p text:style-name="P1"/>
      <text:p text:style-name="P1">DESCRIPTION</text:p>
      <text:p text:style-name="P1"><text:s text:c="7"/>Netstat <text:s/>prints <text:s/>information about the Linux networking subsystem. <text:s/>The</text:p>
      <text:p text:style-name="P1"><text:s text:c="7"/>type of information printed is controlled by <text:s/>the <text:s/>first <text:s/>argument, <text:s/>as</text:p>
      <text:p text:style-name="P1"><text:s text:c="7"/>follows:</text:p>
      <text:p text:style-name="P1"/>
      <text:p text:style-name="P1"><text:s text:c="3"/>(none)</text:p>
      <text:p text:style-name="P1"><text:s text:c="7"/>By <text:s/>default, <text:s/>netstat <text:s/>displays <text:s/>a <text:s/>list of open sockets. <text:s/>If you don't</text:p>
      <text:p text:style-name="P1"><text:s text:c="7"/>specify any address families, then the active sockets of all configured</text:p>
      <text:p text:style-name="P1"><text:s text:c="7"/>address families will be printed.</text:p>
      <text:p text:style-name="P1"/>
      <text:p text:style-name="P1"><text:soft-page-break/>OUTPUT:</text:p>
      <text:p text:style-name="P1">[ccoew@localhost ~]$ netstat</text:p>
      <text:p text:style-name="P1">Active Internet connections (w/o servers)</text:p>
      <text:p text:style-name="P1">Proto Recv-Q Send-Q Local Address <text:s text:c="10"/>Foreign Address <text:s text:c="8"/>State <text:s text:c="5"/></text:p>
      <text:p text:style-name="P1">Active UNIX domain sockets (w/o servers)</text:p>
      <text:p text:style-name="P1">Proto RefCnt Flags <text:s text:c="6"/>Type <text:s text:c="6"/>State <text:s text:c="8"/>I-Node <text:s text:c="2"/>Path</text:p>
      <text:p text:style-name="P1">unix <text:s/>2 <text:s text:c="5"/>[ ] <text:s text:c="8"/>DGRAM <text:s text:c="19"/>25093 <text:s text:c="3"/>/run/user/1000/systemd/notify</text:p>
      <text:p text:style-name="P1">unix <text:s/>2 <text:s text:c="5"/>[ ] <text:s text:c="8"/>DGRAM <text:s text:c="19"/>20248 <text:s text:c="3"/>/run/user/42/systemd/notify</text:p>
      <text:p text:style-name="P1">unix <text:s/>3 <text:s text:c="5"/>[ ] <text:s text:c="8"/>DGRAM <text:s text:c="19"/>10819 <text:s text:c="3"/>/run/systemd/notify</text:p>
      <text:p text:style-name="P1">unix <text:s/>7 <text:s text:c="5"/>[ ] <text:s text:c="8"/>DGRAM <text:s text:c="19"/>10833 <text:s text:c="3"/>/run/systemd/journal/socket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1:29:34.636469732</dc:date>
    <meta:editing-duration>PT13M17S</meta:editing-duration>
    <meta:editing-cycles>8</meta:editing-cycles>
    <meta:generator>LibreOffice/5.1.3.2$Linux_X86_64 LibreOffice_project/10$Build-2</meta:generator>
    <meta:print-date>2017-07-18T11:29:26.711551222</meta:print-date>
    <meta:document-statistic meta:table-count="0" meta:image-count="0" meta:object-count="0" meta:page-count="4" meta:paragraph-count="112" meta:word-count="665" meta:character-count="5140" meta:non-whitespace-character-count="3842"/>
  </office:meta>
</office:document-meta>
</file>